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'Calibri EmbeddedFont', 'Calibri MSFontService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" fo:font-size="11pt" fo:language="en" fo:country="US" fo:font-style="normal" style:text-underline-style="solid" style:text-underline-width="auto" style:text-underline-color="font-color" fo:font-weight="normal"/>
    </style:style>
    <style:style style:name="P2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officeooo:paragraph-rsid="000a9f08"/>
    </style:style>
    <style:style style:name="T1" style:family="text">
      <style:text-properties fo:font-variant="normal" fo:text-transform="none" style:font-name="Calibri" fo:font-size="11pt" fo:language="en" fo:country="US" fo:font-style="normal" fo:font-weight="normal"/>
    </style:style>
    <style:style style:name="T2" style:family="text">
      <style:text-properties fo:font-variant="normal" fo:text-transform="none" style:font-name="Calibri" fo:font-size="11pt" fo:language="en" fo:country="US" fo:font-style="normal" fo:font-weight="normal" officeooo:rsid="000783ca"/>
    </style:style>
    <style:style style:name="T3" style:family="text">
      <style:text-properties fo:font-variant="normal" fo:text-transform="none" style:font-name="Calibri" fo:font-size="11pt" fo:language="en" fo:country="US" fo:font-style="normal" fo:font-weight="normal" officeooo:rsid="000288d8"/>
    </style:style>
    <style:style style:name="T4" style:family="text">
      <style:text-properties fo:font-variant="normal" fo:text-transform="none" style:font-name="Calibri" fo:font-size="11pt" fo:language="en" fo:country="US" fo:font-style="normal" fo:font-weight="normal" officeooo:rsid="00024635"/>
    </style:style>
    <style:style style:name="T5" style:family="text">
      <style:text-properties fo:font-variant="normal" fo:text-transform="none" style:font-name="Calibri" fo:font-size="11pt" fo:language="en" fo:country="US" fo:font-style="normal" fo:font-weight="normal" officeooo:rsid="0006c790"/>
    </style:style>
    <style:style style:name="T6" style:family="text">
      <style:text-properties fo:font-variant="normal" fo:text-transform="none" style:font-name="Calibri" fo:font-size="11pt" fo:language="en" fo:country="US" fo:font-style="normal" fo:font-weight="normal" officeooo:rsid="00034ceb"/>
    </style:style>
    <style:style style:name="T7" style:family="text">
      <style:text-properties fo:font-variant="normal" fo:text-transform="none" style:font-name="Calibri" fo:font-size="11pt" fo:language="en" fo:country="US" fo:font-style="normal" fo:font-weight="normal" officeooo:rsid="0006c51b"/>
    </style:style>
    <style:style style:name="T8" style:family="text">
      <style:text-properties fo:font-variant="normal" fo:text-transform="none" style:font-name="Calibri" fo:font-size="11pt" fo:language="en" fo:country="US" fo:font-style="normal" fo:font-weight="normal" officeooo:rsid="00096461"/>
    </style:style>
    <style:style style:name="T9" style:family="text">
      <style:text-properties fo:font-variant="normal" fo:text-transform="none" style:font-name="Calibri" fo:font-size="11pt" fo:language="en" fo:country="US" fo:font-style="normal" fo:font-weight="normal" officeooo:rsid="000a9f08"/>
    </style:style>
    <style:style style:name="T10" style:family="text">
      <style:text-properties fo:font-variant="normal" fo:text-transform="none" style:font-name="Calibri" fo:font-size="11pt" fo:language="en" fo:country="US" fo:font-style="normal" fo:font-weight="normal" officeooo:rsid="000c70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Work Experience Application</text:p>
      <text:p text:style-name="P2"><text:span text:style-name="T1">Hi! My name is Chris, and I am applying for work experience at </text:span><text:span text:style-name="T2">your</text:span><text:span text:style-name="T1"> IT department. </text:span><text:span text:style-name="T2">I think that I will be a good fit for this department as</text:span><text:span text:style-name="T1"> I </text:span><text:span text:style-name="T3">dual-boot</text:span><text:span text:style-name="T1"> EndeavourOS Linux </text:span><text:span text:style-name="T3">and windows </text:span><text:span text:style-name="T9">on my main computer</text:span><text:span text:style-name="T1">. As a result of this, I have knowledge of </text:span><text:span text:style-name="T3">both </text:span><text:span text:style-name="T1">Linux and Unix-like operating systems</text:span><text:span text:style-name="T3"> as well as windows,</text:span><text:span text:style-name="T4"> </text:span><text:span text:style-name="T5">including</text:span><text:span text:style-name="T3"> </text:span><text:span text:style-name="T8"><text:s/></text:span><text:span text:style-name="T3">knowledge of Linux commands, </text:span><text:span text:style-name="T6">package managers, </text:span><text:span text:style-name="T5">differences between </text:span><text:span text:style-name="T6">distros </text:span><text:span text:style-name="T9">and </text:span><text:span text:style-name="T3">basic knowledge of both file structures. </text:span><text:span text:style-name="T7">I also have PC building experience, as well as a drive to learn more due to a</text:span><text:span text:style-name="T5">n</text:span><text:span text:style-name="T7"> interest in the subject. </text:span><text:span text:style-name="T2">I am hoping to go into either sysadmin or development work after </text:span><text:span text:style-name="T8">university so </text:span><text:span text:style-name="T9">this type of </text:span><text:span text:style-name="T8">work experience would prepare me to go into that type of environment. </text:span><text:span text:style-name="T10">I realize that there are things I cannot do, whether that is because of privacy or a chance of losing data. I am willing to do whatever is needed of m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, 'Calibri EmbeddedFont', 'Calibri MSFontService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3T17:49:32.634000000</meta:creation-date>
    <meta:editing-duration>PT1H7M7S</meta:editing-duration>
    <meta:editing-cycles>5</meta:editing-cycles>
    <meta:generator>LibreOffice/7.1.5.2$Windows_X86_64 LibreOffice_project/85f04e9f809797b8199d13c421bd8a2b025d52b5</meta:generator>
    <dc:date>2021-12-02T19:44:08.464000000</dc:date>
    <meta:document-statistic meta:table-count="0" meta:image-count="0" meta:object-count="0" meta:page-count="1" meta:paragraph-count="2" meta:word-count="160" meta:character-count="885" meta:non-whitespace-character-count="726"/>
  </office:meta>
</office:document-meta>
</file>